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widows="1" fo:text-indent="0cm" style:auto-text-indent="false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fo:widows="1" fo:text-indent="0cm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humil Hrabal</text:p>
      <text:p text:style-name="P1">* Významný český spisovatel 20. století</text:p>
      <text:p text:style-name="P1">*Nejpřekládanější český autor</text:p>
      <text:p text:style-name="P1">* Narodil se 1914 v Brně, dětství strávil v Polné a v Nymburce</text:p>
      <text:p text:style-name="P1">* Je rozený jako Kilián – nemanželský syn Marie Kiliánové</text:p>
      <text:p text:style-name="P1">* Byl adoptovaný Františkem Hrabalem, pozdějším manželem jeho matky</text:p>
      <text:p text:style-name="P1">* Studoval v Nymburce</text:p>
      <text:p text:style-name="P1">* Za války vystřídal mnoho povolání – úředník, výpravčí, dělník což se promítá v jeho dílech-jsou autobiografická</text:p>
      <text:p text:style-name="P1">* V 60. letech se přátelil např. s filosofem Egonem Bondym a výtvarníkem Vladimírem Boudníkem. Jeho manželka Eliška, zvaná Pipsi, se rovněž objevuje v jeho dílech.</text:p>
      <text:p text:style-name="P1">* V 70. letech byly jeho knihy likvidovány, nemohl publikovat v oficiálních nakladatelstvích, jeho knihy vycházely jen v samizdatových edicích a v exilu. V roce 1975 provedl sebekritiku, potom mohly jeho knihy vycházet, ztratil však mnoho čtenářů.</text:p>
      <text:p text:style-name="P1">* V roce 1989 navštívil Spojené státy, absolvoval besedy na amerických univerzitách, studentce April pak psal dopisy, které vyšly v knize Dopisy Dubence (April = duben).</text:p>
      <text:p text:style-name="P1">* 1997 zemřel po pádu z okna v nemocnici, kde se léčil</text:p>
      <text:p text:style-name="P1">Ostře sledované vlaky</text:p>
      <text:p text:style-name="P1">1. Určete literární druh a výrazovou formu</text:p>
      <text:p text:style-name="P1">* Literární druh - epika - literární druh v němž je skutečnost (určitá událost) ztvárněna vypravování příběhu</text:p>
      <text:p text:style-name="P1">* Výrazová forma - próza - souhrnné označení pro literární díla, která nejsou psána ve verších ani v dramatické podobě, stavebními jednotkami jsou slovo, věta, odstavec, z nich se skládá kapitola, díl, kniha, cyklus. Podléhá pouze gramatickým a stylistickým pravidlům.</text:p>
      <text:p text:style-name="P1">2. Charakterizujte lit. žánr</text:p>
      <text:p text:style-name="P1">* Novela rozčleněná do 6 kapitol - zajímavý a napínavý příběh, který směřuje rychlým spádem k často nečekanému závěru - pointě</text:p>
      <text:p text:style-name="P1">3. Zařaďte dílo do literárního a historického kontextu</text:p>
      <text:p text:style-name="P1">* Dílo patří do tzv. druhé vlny poválečné prózy - inspiroval se reálným životem, rodinou i přáteli</text:p>
      <text:p text:style-name="P1">* Ostře sledované vlaky vyšly v roce 1965, tedy v době, v níž došlo (během let 1958 - 1968) k jistému oslabení moci komunistické vlády, a tím k částečnému uvolnění kontroly nad oficiálně vydávanými pracemi. Pozdější Hrabalovy knihy ze 70. let (např. román Obsluhoval jsem anglického krále či prózy Příliš hlučná samota a Postřižiny) mohly vyjít pouze v samizdatu a exilu →Pražská imaginace – Vydávala především díla Bohumila Hrabala.</text:p>
      <text:p text:style-name="P1">* Společensko-historické pozadí - politické reformy, doba „tání“, socialismus s lidskou tváří</text:p>
      <text:p text:style-name="P1">4. Určete místo a čas děje</text:p>
      <text:p text:style-name="P1">* Období konce 2. Světové války (únor 1945)</text:p>
      <text:p text:style-name="P1">* Na malé železniční stanici v Kosomlatech nad Labem</text:p>
      <text:p text:style-name="P1">5. Uveďte téma díla</text:p>
      <text:p text:style-name="P1">* Přichází s názorem, že se měli všichni Češi postavit Němcům na odpor, jakmile vtrhli do země a ne nečinně přihlížet</text:p>
      <text:p text:style-name="P1">* Za vlast může bojovat kdokoliv, bez ohledu na to, jaký je</text:p>
      <text:p text:style-name="P1">6. Hlavní myšlenka díla</text:p>
      <text:p text:style-name="P1">* Hrabal kritizuje válku – hrůzy války jsou tragické a umírají nevinní lidé</text:p>
      <text:p text:style-name="P1">7. Vliv díla</text:p>
      <text:p text:style-name="P1">* Novela Ostře sledované vlaky se v době svého vydání podílela na vytváření literární a kulturní atmosféry 60. let 20. století, výraznější vliv na další vývoj české literatury však neměla.</text:p>
      <text:p text:style-name="P1">* Obrat „ostře sledovaný“ se však v českém jazyce začal běžně používat, např. ve spojení ostře sledovaný politik, ostře sledovaný projekt apod.</text:p>
      <text:p text:style-name="P1">* Prózu Ostře sledované vlaky proslavilo zejména filmové zpracování režiséra Jiřího Menzela(,,dvorní režisér"-1966-Oscar)</text:p>
      <text:p text:style-name="P1">8. Přibližte děj</text:p>
      <text:p text:style-name="P1"><text:soft-page-break/>Miloš nastoupí po několika měsících zpět do práce na železniční staničku, kde má zatím funkci záškoláka. V pracovní neschopnosti byl kvůli svému pokusu o sebevraždu po nezadřeném sexuálním zážitku se svou přítelkyní Mášou. Na stanici se řeší právě menší incident. Výpravčí Hubička se při službě miloval s telegrafistkou Zdeničkou a otiskl jí štábní razítka na pozadí. Tuto událost řeší i dopravní inspektor. Ten má také povýšit přednostu stanice, ale najde ho celého ušpiněného od jeho milovaných holubů. Nakonec prošetření Hubičky dopadlo dobře a byl shledán nevinným. Celý den projíždí stanicí německé ostře sledované vlaky. Jeden upoutá Hrmovu pozornost, že na něj doslova civí celý jeho průjezd stanicí, vlak s vojáky jedoucí k frontě zastaví, vezmou k sobě i Miloše. Míří na něho puškami, ale jakmile si hejtman všiml jeho jizev na zápěstí, nechal ho jít. Hubička Hrmovi sdělí, že mají v úmyslu zničit večer ostře sledovaný transport vojenských zbraní, který bude stanicí projíždět. Do stanice tak přijíždí odbojová spojka Viktoria Freie, která s sebou přivezla výbušninu k likvidaci vlaku. Ta zaujme mladého Hrmu, který se díky ní promění na přednostově kanapi v opravdového muže. Miloš se rozhodne bombu do vlaku shodit sám. Vyleze na návěstidlo a podaří se mu bombu ve vhodnou chvíli vhodit mezi dva vagóny. Zahlédne ho ale hlídkující Němec a oba na sebe ve stejné chvíli vystřelí a spadnou do příkopu podél trati. V poslední chvíli Miloš přemýšlí nad svým životem a nad životem Němce, který má taky určitě nějakou rodinu a blízké. Ještě se dočká detonace vlaku plného zbraní. Neznámý němec stále opakuje: "Mutti! Mutti" a tak mu Miloš nakonec přiblíží revolver k oku a vystřelí, aby ho ušetřil jeho trápení. Takto spolu umírají dva nepřátelé a Miloš si opakuje větu: "Měli jsme sedět doma na prdeli."</text:p>
      <text:p text:style-name="P1">9. Jazykové prostředky</text:p>
      <text:p text:style-name="P1">* Spisovná čeština</text:p>
      <text:p text:style-name="P1">* Místy hovorové nebo knižní výrazy</text:p>
      <text:p text:style-name="P1">* Občas vulgarismy</text:p>
      <text:p text:style-name="P1">* Používání dlouhých vět</text:p>
      <text:p text:style-name="P1">10. Důležité postavy</text:p>
      <text:p text:style-name="P1">* Miloš Hrma – mladý výpravčí, nesmělý začátečník, který má problémy v intimní oblasti</text:p>
      <text:p text:style-name="P1">* Výpravčí Hubička – obdivovatel žen, pyšný na svou sexuální přitažlivost</text:p>
      <text:p text:style-name="P1">* Přednosta stanice – vášnivý chovatel holubů, vnitřně vyrovnaný</text:p>
      <text:p text:style-name="P1">* Máša – Milošova přítelkyně</text:p>
      <text:p text:style-name="P1">* Zdenička Svatá – telegrafistka</text:p>
      <text:p text:style-name="P1">* Viktorie Freie – velmi pohledná, odbojová spojka(z města Kersk-zde Hrabal prožil konec svého života)</text:p>
      <text:p text:style-name="P1">11. Hlavní myšlenka díla</text:p>
      <text:p text:style-name="P1">* Hrabal kritizuje válku – hrůzy války jsou tragické a umírají nevinní lidé</text:p>
      <text:p text:style-name="P1">12. Charakteristické pro jeho tvorbu:</text:p>
      <text:p text:style-name="P1">* Typické prostředí – městská periférie, hospoda, bufet. Je to místo setkání a komunikace.</text:p>
      <text:p text:style-name="P1">* Typické postavy – Obyčejní lidé, kteří jsou něčím zajímaví, originální. Vytvořil typ pábitele. Jsou to lidé, kteří jsou něčím výjimeční. Záměrně si vymýšlejí, nejde však o skutečné lži, jedná se o lži jako formu seberealizace. Pábitel nikde nebyl a nic zvláštního nezažil, ale dobře se díval a pořádně poslouchal, cizí historky pak směšuje s vlastní fantazií a vytváří řetězce neuvěřitelných příběhů. Předchůdcem Hrabalových pábitelů byl Haškův Švejk.</text:p>
      <text:p text:style-name="P1">13. Povídky</text:p>
      <text:p text:style-name="P1">* Perlička na dně</text:p>
      <text:p text:style-name="P1">* Pábitelé</text:p>
      <text:p text:style-name="P1">* Slavnosti sněženek</text:p>
      <text:p text:style-name="P1">14. Novely</text:p>
      <text:p text:style-name="P1">* Městečko, ve kterém se zastavil čas</text:p>
      <text:p text:style-name="P1">* Postřižiny - promítá se zde Hrabalovo dětství</text:p>
      <text:p text:style-name="P1">* Obsluhoval jsem anglického krále-hl. hrdina Jan Dítě-pábitel-autobiografické</text:p>
      <text:p text:style-name="P1">* Příliš hlučná samota</text:p>
      <text:p text:style-name="P1">15. Další</text:p>
      <text:p text:style-name="P1"><text:soft-page-break/>* Taneční hodiny pro starší a pokročilé – text je jedna neukončená věta</text:p>
      <text:p text:style-name="P1">* Něžný barbar je líčení příběhu Hrabalova přítele Vladimíra Boudníka, malíře</text:p>
      <text:p text:style-name="P1">* Skřivánci na niti - tzv. trezorový film-nesměl se pouštět po nástupu komunistů-byl v trezoru</text:p>
      <text:p text:style-name="P1">Ostatní autoři jeho doby:</text:p>
      <text:p text:style-name="P2"/>
      <text:p text:style-name="P1">Vladimír Páral</text:p>
      <text:p text:style-name="P1">Černá pentalogie</text:p>
      <text:p text:style-name="P1">* Soukromá vichřice</text:p>
      <text:p text:style-name="P1">* Milenci a vrazi</text:p>
      <text:p text:style-name="P2"/>
      <text:p text:style-name="P1">Bílá pentalogie </text:p>
      <text:p text:style-name="P1">Mladý muž a bílá veleryba</text:p>
      <text:p text:style-name="P1">Radost až do rána</text:p>
      <text:p text:style-name="P2"/>
      <text:p text:style-name="P1">Sci-fi: Válka s mnohozvířetem</text:p>
      <text:p text:style-name="P1">L. Vaculík: manifest Dva tisíce slov</text:p>
      <text:p text:style-name="P1">M. Kundera: Nesnesitelná lehkost bytí</text:p>
      <text:p text:style-name="P1">W.Styron: Sophiina volba</text:p>
      <text:p text:style-name="P1">A. Moravia:Horalka, Římanka</text:p>
      <text:p text:style-name="P1">J.Kerouac:Na cestě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9T14:57:14.62</meta:creation-date>
    <meta:document-statistic meta:table-count="0" meta:image-count="0" meta:object-count="0" meta:page-count="3" meta:paragraph-count="80" meta:word-count="1117" meta:character-count="7034"/>
    <dc:date>2016-03-19T14:57:52.92</dc:date>
    <meta:editing-duration>PT39S</meta:editing-duration>
    <meta:editing-cycles>1</meta:editing-cycles>
    <meta:generator>OpenOffice/4.1.0$Win32 OpenOffice.org_project/410m18$Build-9764</meta:generator>
  </office:meta>
</office:document-meta>
</file>